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e0a47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e0a47" style:font-size-asian="13pt" style:font-name-complex="Sanskrit 2003" style:font-size-complex="13pt"/>
    </style:style>
    <style:style style:name="P3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10pt" officeooo:paragraph-rsid="04156b4a" style:font-size-asian="10pt" style:font-name-complex="Sanskrit 2003" style:font-size-complex="10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e0a47"/>
    </style:style>
    <style:style style:name="P5" style:family="paragraph" style:parent-style-name="Footnote">
      <style:text-properties officeooo:rsid="04140f5f" officeooo:paragraph-rsid="04140f5f"/>
    </style:style>
    <style:style style:name="P6" style:family="paragraph" style:parent-style-name="Footnote">
      <style:text-properties officeooo:rsid="04156b4a" officeooo:paragraph-rsid="04156b4a"/>
    </style:style>
    <style:style style:name="P7" style:family="paragraph" style:parent-style-name="Footnote">
      <style:text-properties officeooo:rsid="04171a1a" officeooo:paragraph-rsid="04171a1a"/>
    </style:style>
    <style:style style:name="P8" style:family="paragraph" style:parent-style-name="Footnote">
      <style:text-properties officeooo:rsid="04174f4c" officeooo:paragraph-rsid="04174f4c"/>
    </style:style>
    <style:style style:name="P9" style:family="paragraph" style:parent-style-name="Footnote">
      <style:text-properties officeooo:rsid="041c5b36" officeooo:paragraph-rsid="041c5b36"/>
    </style:style>
    <style:style style:name="T1" style:family="text">
      <style:text-properties officeooo:rsid="041dc810"/>
    </style:style>
    <style:style style:name="T2" style:family="text">
      <style:text-properties officeooo:rsid="040c42cc"/>
    </style:style>
    <style:style style:name="T3" style:family="text">
      <style:text-properties officeooo:rsid="04130aee"/>
    </style:style>
    <style:style style:name="T4" style:family="text">
      <style:text-properties officeooo:rsid="04140f5f"/>
    </style:style>
    <style:style style:name="T5" style:family="text">
      <style:text-properties officeooo:rsid="04156b4a"/>
    </style:style>
    <style:style style:name="T6" style:family="text">
      <style:text-properties officeooo:rsid="040fcd45"/>
    </style:style>
    <style:style style:name="T7" style:family="text">
      <style:text-properties officeooo:rsid="04171a1a"/>
    </style:style>
    <style:style style:name="T8" style:family="text">
      <style:text-properties officeooo:rsid="04174f4c"/>
    </style:style>
    <style:style style:name="T9" style:family="text">
      <style:text-properties fo:color="#000000"/>
    </style:style>
    <style:style style:name="T10" style:family="text">
      <style:text-properties fo:color="#000000" officeooo:rsid="040c42cc"/>
    </style:style>
    <style:style style:name="T11" style:family="text">
      <style:text-properties fo:color="#000000" officeooo:rsid="041811fb"/>
    </style:style>
    <style:style style:name="T12" style:family="text">
      <style:text-properties fo:color="#000000" officeooo:rsid="040fcd45"/>
    </style:style>
    <style:style style:name="T13" style:family="text">
      <style:text-properties fo:color="#000000" officeooo:rsid="040f1d31"/>
    </style:style>
    <style:style style:name="T14" style:family="text">
      <style:text-properties officeooo:rsid="041811fb"/>
    </style:style>
    <style:style style:name="T15" style:family="text">
      <style:text-properties officeooo:rsid="0418801e"/>
    </style:style>
    <style:style style:name="T16" style:family="text">
      <style:text-properties officeooo:rsid="04114818"/>
    </style:style>
    <style:style style:name="T17" style:family="text">
      <style:text-properties officeooo:rsid="0419854d"/>
    </style:style>
    <style:style style:name="T18" style:family="text">
      <style:text-properties officeooo:rsid="0411708d"/>
    </style:style>
    <style:style style:name="T19" style:family="text">
      <style:text-properties style:font-name="Sanskrit 2003" fo:font-size="13pt" style:font-size-asian="13pt" style:font-name-complex="Sanskrit 2003" style:font-size-complex="13pt"/>
    </style:style>
    <style:style style:name="T20" style:family="text">
      <style:text-properties style:font-name="Sanskrit 2003" fo:font-size="13pt" officeooo:rsid="0411708d" style:font-size-asian="13pt" style:font-name-complex="Sanskrit 2003" style:font-size-complex="13pt"/>
    </style:style>
    <style:style style:name="T21" style:family="text">
      <style:text-properties style:font-name="Sanskrit 2003" fo:font-size="13pt" officeooo:rsid="0419854d" style:font-size-asian="13pt" style:font-name-complex="Sanskrit 2003" style:font-size-complex="13pt"/>
    </style:style>
    <style:style style:name="T22" style:family="text">
      <style:text-properties style:font-name="Sanskrit 2003" fo:font-size="13pt" officeooo:rsid="041a827e" style:font-size-asian="13pt" style:font-name-complex="Sanskrit 2003" style:font-size-complex="13pt"/>
    </style:style>
    <style:style style:name="T23" style:family="text">
      <style:text-properties style:font-name="Sanskrit 2003" fo:font-size="13pt" officeooo:rsid="041811fb" style:font-size-asian="13pt" style:font-name-complex="Sanskrit 2003" style:font-size-complex="13pt"/>
    </style:style>
    <style:style style:name="T24" style:family="text">
      <style:text-properties style:font-name="Sanskrit 2003" fo:font-size="13pt" officeooo:rsid="041c5b36" style:font-size-asian="13pt" style:font-name-complex="Sanskrit 2003" style:font-size-complex="13pt"/>
    </style:style>
    <style:style style:name="T25" style:family="text">
      <style:text-properties officeooo:rsid="000eac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त्रयस्त्रिंशोऽध्यायः । </text:p>
      <text:p text:style-name="P2">पवित्रारोहणविधान<text:span text:style-name="T2">म्</text:span><text:line-break/>अग्निरुवाच -<text:line-break/>पवित्रारोहणं वक्ष्ये वर्षपूजा<text:span text:style-name="T3">फ</text:span>लं हरेः । <text:line-break/>आषाढादौ कार्तिकान्ते प्रतिप<text:span text:style-name="T3">त्त्यज्यते</text:span><text:span text:style-name="T3"><text:note text:id="ftn0" text:note-class="footnote"><text:note-citation>1</text:note-citation><text:note-body><text:p text:style-name="P5">प्रतिपद्वर्तते</text:p></text:note-body></text:note></text:span> तिथिः <text:s/>॥१<text:span text:style-name="T2">॥</text:span> <text:line-break/>श्रिया गौर्या गणेशस्य सरस्वत्या गुहस्य च । <text:s/><text:line-break/>मा<text:span text:style-name="T4">र्त</text:span>ण्डमातृदुर्गाणां नागर्षिहरिमन्मथैः ॥२<text:span text:style-name="T2">॥</text:span> <text:line-break/>शिवस्य ब्रह्मणस्तद्वद्द्वितीयादितिथेः<text:note text:id="ftn311" text:note-class="footnote"><text:note-citation>2</text:note-citation><text:note-body><text:p text:style-name="P5">यादितिथिक्रमात्</text:p></text:note-body></text:note> क्रमात् । <text:line-break/>यस्य देवस्य यो भक्तः पवित्रा तस्य सा तिथिः ॥३<text:span text:style-name="T2">॥</text:span> <text:line-break/>आरोहणे तुल्यविधिः पृथ<text:span text:style-name="T5">ङ्</text:span>मन्त्रादिकं यदि । </text:p>
      <text:p text:style-name="P2">सौवर्णं राजतं ताम्रं नेत्रका<text:span text:style-name="T5">र्पा</text:span>सिकादिक<text:span text:style-name="T5">म्</text:span> ॥४<text:span text:style-name="T2">॥</text:span> <text:line-break/>ब्राह्मण्या क<text:span text:style-name="T5">र्ति</text:span>तं सूत्रं तदलाभे तु संस्कृत<text:span text:style-name="T5">म्</text:span> । <text:s/><text:line-break/>त्रिगुणं त्रिगुणीकृत्य तेन कु<text:span text:style-name="T5">र्या</text:span>त्पवित्रक<text:span text:style-name="T5">म्</text:span> ॥५<text:span text:style-name="T2">॥</text:span> <text:line-break/>अ<text:span text:style-name="T4">ष्टो</text:span>त्तरशतादू<text:span text:style-name="T5">र्ध्वं</text:span> तद<text:span text:style-name="T5">र्धं</text:span> चोत्तमादिक<text:span text:style-name="T5">म्</text:span> । <text:line-break/>क्रियालोपाविघातार्थं<text:note text:id="ftn312" text:note-class="footnote"><text:note-citation>3</text:note-citation><text:note-body><text:p text:style-name="P6">विधानार्थं</text:p></text:note-body></text:note> यत्त्वया<text:span text:style-name="T5">ऽ</text:span>भिहितं प्रभो ॥६<text:span text:style-name="T2">॥</text:span> <text:line-break/>मया तत्क्रियते देव यथा यत्र पावित्रक<text:span text:style-name="T5">म्</text:span> । <text:s/><text:line-break/>अविघ्नं तु भवेद<text:span text:style-name="T5">ेत्</text:span>कुरु<text:note text:id="ftn313" text:note-class="footnote"><text:note-citation>4</text:note-citation><text:note-body><text:p text:style-name="P6">भवेदत्र कुरु</text:p></text:note-body></text:note> नाथ <text:span text:style-name="T5">तथाऽव्यय</text:span><text:span text:style-name="T5"><text:note text:id="ftn314" text:note-class="footnote"><text:note-citation>5</text:note-citation><text:note-body><text:list xml:id="list4596248010182586328" text:style-name="Numbering_20_5"><text:list-item><text:p text:style-name="P3"><text:span text:style-name="T5">थ </text:span>जयाव्यय</text:p></text:list-item></text:list></text:note-body></text:note></text:span> ॥७<text:span text:style-name="T2">॥</text:span><text:line-break/>प्रार्थ्य तन्मण्डलादौ <text:span text:style-name="T5">तु </text:span>गायत्र्या बन्धयेन्नरः । <text:line-break/><text:soft-page-break/><text:span text:style-name="T5">ॐ</text:span> नारायणाय विद्महे वासुदेवाय धीमहि ॥८<text:span text:style-name="T2">॥</text:span> <text:line-break/>तन्नो विष्णुः प्रचोदयात्<text:note text:id="ftn315" text:note-class="footnote"><text:note-citation>6</text:note-citation><text:note-body><text:p text:style-name="P6">याद्देवादिरनु</text:p></text:note-body></text:note> <text:s/>। </text:p>
      <text:p text:style-name="P2"><text:span text:style-name="T6">एषा प्रयोज्या सर्वत्र देवनामानुरूपतः ॥९॥ </text:span><text:line-break/>जानूरुनाभि<text:span text:style-name="T5">पादा</text:span>न्तं प्रतिमासु पवित्रक<text:span text:style-name="T5">म् ।</text:span><text:line-break/>पादान्ता वनमाला स्यादष्टोत्तरसहस्रतः <text:s/>॥१०<text:span text:style-name="T2">॥</text:span> <text:line-break/>माला<text:span text:style-name="T7">ं</text:span> तु कल्पसाध्य<text:span text:style-name="T7">ां</text:span> वा द्विगुणं षोडशाङ्गुलात् <text:s/><text:span text:style-name="T6">।</text:span><text:line-break/>कर्णिका के<text:span text:style-name="T7">स</text:span>रं पत्रं मन्त्राद्यं <text:note text:id="ftn316" text:note-class="footnote"><text:note-citation>7</text:note-citation><text:note-body><text:p text:style-name="P7">कर्णिकाकेसरैः पत्रैर्मन्त्राद्यं</text:p></text:note-body></text:note> मण्डलान्तक<text:span text:style-name="T7">म्</text:span> ॥११<text:span text:style-name="T2">॥</text:span> <text:line-break/>मण्डलाङ्गुलमात्रैकचक्रा<text:span text:style-name="T8">ङ्कादौ</text:span><text:note text:id="ftn317" text:note-class="footnote"><text:note-citation>8</text:note-citation><text:note-body><text:p text:style-name="P7">चक्राङ्गादौ</text:p></text:note-body></text:note> <text:s/>पवित्रक<text:span text:style-name="T7">म् ।</text:span> <text:line-break/>स्थण्डिलेऽङ्गुलमानेन आत्मनः सप्तविंशतिः <text:s/>॥१२<text:span text:style-name="T2">॥</text:span> <text:line-break/>आचा<text:span text:style-name="T7">र्या</text:span>णां च सूत्राणि पितृमात्रादि<text:span text:style-name="T7">कैः</text:span><text:span text:style-name="T7"><text:note text:id="ftn318" text:note-class="footnote"><text:note-citation>9</text:note-citation><text:note-body><text:p text:style-name="P8">दिषु स्वके</text:p></text:note-body></text:note></text:span><text:span text:style-name="T7"> स्वकैः</text:span> <text:span text:style-name="T6">।</text:span><text:line-break/>नाभ्यन्तं द्वादश <text:span text:style-name="T8">वा </text:span>ग्रन्थ<text:span text:style-name="T8">यः स्युः </text:span>गन्धपवित्रके ॥१३<text:span text:style-name="T2">॥</text:span> <text:line-break/><text:span text:style-name="T8">अङ्गुलात्</text:span>कल्पनादौ द्विर्माला चाष्टोत्तरं शत<text:span text:style-name="T8">म्</text:span> <text:span text:style-name="T6">।</text:span><text:line-break/>अथवा<text:span text:style-name="T8">ऽ</text:span>र्कचतुर्विंशष<text:span text:style-name="T8">ड्‌त्रिं</text:span>शन्मालिका द्विजः ॥१४<text:span text:style-name="T2">॥</text:span> <text:line-break/>अनामामध्यमाङ्गुष्ठैर्मन्दाद्यै<text:span text:style-name="T8">र्</text:span>मालिकार्थिभिः<text:span text:style-name="T6">।</text:span> </text:p>
      <text:p text:style-name="P2">कनिष्<text:span text:style-name="T8">ठा</text:span>दौ द्वादश वा ग्रन्थयः स्युः पवित्रके ॥१५<text:span text:style-name="T2">॥</text:span><text:line-break/>रवेः कुम्भहुताशादेः सम्भवे विष्णुवन्मतम् <text:s/><text:span text:style-name="T6">।</text:span><text:line-break/>पीठस्य पीठमानं स्यान्मेखलान्त<text:span text:style-name="T8">ं</text:span> च कुण्डक<text:span text:style-name="T8">म्</text:span> ॥१६<text:span text:style-name="T2">॥</text:span> <text:line-break/>यथाशक्ति सूत्रग्रन्थि<text:span text:style-name="T25">ः </text:span>परिचारे<text:span text:style-name="T8">ऽ</text:span>थ वैष्णवे <text:span text:style-name="T6">।</text:span><text:line-break/>सूत्राणि वा सप्तदश सूत्रेण त्रिविभक्तके <text:s/>॥१७<text:span text:style-name="T2">॥</text:span> <text:line-break/>रोचनागरुकर्प्पूरहरिद्राकुङ्कुमादिभिः <text:span text:style-name="T6">।</text:span><text:line-break/>रञ्जयेच्चन्दनाद्यैर्वा स्नानसन्ध्यादिकृन्नरः <text:s/>॥१८<text:span text:style-name="T2">॥</text:span><text:line-break/><text:soft-page-break/>एकादश्यां यागगृहे भगवन्तं हरिं जयेत् <text:s/><text:span text:style-name="T6">।</text:span><text:line-break/>समस्तपरिवाराय बलिं <text:span text:style-name="T8">दद्यात्</text:span>समर्चयेत् ॥१९<text:span text:style-name="T2">॥</text:span> <text:line-break/><text:span text:style-name="T8">क्षौं</text:span> क्षेत्रपालाय द्वारान्ते द्वारोपरि तथा श्रिय<text:span text:style-name="T8">म्</text:span> <text:span text:style-name="T6">।</text:span><text:line-break/><text:span text:style-name="T9">धात्रे दक्षविधात्रे च गङ्गाञ्च यमुनां तथा ॥२०</text:span><text:span text:style-name="T10">॥</text:span><text:span text:style-name="T9"><text:line-break/>शङ्खपद्मनिधी पूज्य मध्ये </text:span><text:span text:style-name="T11">वस्त्र</text:span><text:span text:style-name="T9">प</text:span><text:span text:style-name="T11">्र</text:span><text:span text:style-name="T9">सारण</text:span><text:span text:style-name="T11">म्</text:span><text:span text:style-name="T9"> </text:span><text:span text:style-name="T12">।</text:span><text:span text:style-name="T9"><text:line-break/>सारङ्गायेति भूतानां भूतशुद्धिं स्थितश्चरेत् ॥२</text:span><text:span text:style-name="T13">१</text:span><text:span text:style-name="T9">॥ <text:line-break/></text:span><text:span text:style-name="T11">ॐ</text:span><text:span text:style-name="T9"> ह्रूं हः फट् ह्रूं <text:s/>गन्धतन्मात्रं संहरामि नमः </text:span><text:span text:style-name="T12">।</text:span><text:span text:style-name="T9"><text:line-break/></text:span><text:span text:style-name="T11">ॐ</text:span><text:span text:style-name="T9"> ह्रूं हः फट् ह्रूं रसतन्मात्रं संहरामि नमः </text:span><text:span text:style-name="T12">॥२२॥</text:span><text:line-break/><text:span text:style-name="T14">ॐ</text:span> ह्रूं हः फट् ह्रूं <text:s/>रूपतन्मात्रं संहरामि नमः <text:span text:style-name="T6">।</text:span><text:line-break/><text:span text:style-name="T14">ॐ</text:span> ह्रूं हः फट् ह्रूं <text:s/>स्पर्शतन्मात्रं संहरामि नमः ॥<text:span text:style-name="T6">२३॥</text:span></text:p>
      <text:p text:style-name="P2"><text:span text:style-name="T14">ॐ</text:span> ह्रूं हः फट् ह्रूं <text:s/>शब्दतन्मात्रं संहरामि नमः <text:span text:style-name="T6">।</text:span><text:line-break/>पञ्चोद्घातैर्गन्धतन्मात्ररूपं भूमिमण्डल<text:span text:style-name="T14">म्</text:span> ॥<text:span text:style-name="T6">२४॥</text:span><text:line-break/>चतुरस्रञ्च पी<text:span text:style-name="T14">ठ</text:span>ञ्च <text:span text:style-name="T14">काञ्चनं</text:span> वज्रलाञ्छितम् <text:span text:style-name="T6">।</text:span> <text:line-break/>इन्द्रा<text:span text:style-name="T14">दि</text:span>दैवतं पादयुग्ममध्यगतं स्मरेत् ॥२<text:span text:style-name="T6">५॥</text:span><text:line-break/>शुद्धञ्च रसतन्मात्रं प्रविलिप्याथ संहरेत् <text:span text:style-name="T6">।</text:span> <text:line-break/>रसमात्र<text:span text:style-name="T14">ं </text:span>रूपमात्रे क्रमेणानेन पूजकः ॥२<text:span text:style-name="T6">६॥</text:span><text:line-break/><text:span text:style-name="T14">ॐ ह्रूं</text:span> हः फट् ह्रूं <text:s/>रसतन्मात्रं संहरामि नमः ।<text:line-break/><text:span text:style-name="T14">ॐ</text:span> ह्रूं हः फट् <text:s/>रूपतन्मात्रं संहरामि नमः ॥२<text:span text:style-name="T6">७</text:span>॥ <text:s/><text:line-break/><text:span text:style-name="T14">ॐ</text:span> ह्रीं हः फट् ह्रूं स्पर्शतन्मात्रं संहरामि नमः ।<text:line-break/><text:span text:style-name="T14">ॐ</text:span> <text:span text:style-name="T14">ह्रूं</text:span> हः फट् ह्रूं <text:s/>शब्दतन्मात्रं संहरामि नमः <text:span text:style-name="T6">॥२८॥</text:span><text:line-break/>जानुनाभिमध्यगतं <text:s/>श्वेतं वै पद्मलाञ्छित<text:span text:style-name="T14">म्</text:span> । <text:line-break/>शुक्लवर्णं चा<text:span text:style-name="T14">र्ध</text:span>चन्द्रं ध्यायेद्वरुणदैवत<text:span text:style-name="T14">म्</text:span> ॥२<text:span text:style-name="T6">९॥</text:span><text:line-break/>चतुर्भिश्च तदुद्घातैः शुद्धं तद्रसमात्रक<text:span text:style-name="T14">म्</text:span> । <text:line-break/><text:soft-page-break/>संहरेद्रूपतन्मा<text:span text:style-name="T14">त्रं</text:span> रूपमात्रे च <text:span text:style-name="T15">योजयेत्</text:span> ॥<text:span text:style-name="T6">३०॥</text:span> <text:line-break/><text:span text:style-name="T14">ॐ</text:span> ह्रूं हः फट् ह्रूं रूपतन्मात्रं संहरामि नमः ।<text:line-break/><text:span text:style-name="T14">ॐ</text:span> ह्रूं हः फट् ह्रूं स्पर्शतन्मात्रं संहरामि नमः <text:span text:style-name="T16">॥३१॥</text:span><text:line-break/><text:span text:style-name="T14">ॐ</text:span> ह्रूं हः फट् ह्रूं शब्दतन्मात्रं संहरामि नमः ।<text:line-break/>इति त्रिभिस्तदुद्घातैस्त्रिकोणं वह्निमण्डलम् <text:span text:style-name="T16">॥३२॥</text:span><text:line-break/>नाभिकण्ठमध्यगतं रक्तं स्वस्तिकलाञ्छितम् <text:s/><text:span text:style-name="T16">।</text:span><text:line-break/>ध्यात्वा<text:span text:style-name="T15">ऽ</text:span>नलाधिदैव<text:span text:style-name="T15">ं त</text:span>च्छुद्धं स्पर्शे लयं नय<text:span text:style-name="T15">े</text:span>त् <text:span text:style-name="T16">॥३३॥</text:span></text:p>
      <text:p text:style-name="P2"><text:span text:style-name="T14">ॐ</text:span> <text:span text:style-name="T15">ह्रूं</text:span> हः फट् ह्रूं <text:s/>स्पर्शतन्मात्रं संहरामि नमः ।<text:line-break/><text:span text:style-name="T14">ॐ</text:span> <text:span text:style-name="T15">ह्रूं</text:span> हः फट् ह्रूं <text:s/>शब्दतन्मात्रं संहरामि नमः ॥<text:span text:style-name="T16">३४॥</text:span><text:line-break/>कण्ठनासामध्यगतं वृत्तं वै वायुमण्डलम् <text:span text:style-name="T16">।</text:span><text:line-break/>द्विरुद्घातैर्धू<text:span text:style-name="T17">म</text:span>वर्णं ध्यायेच्छुद्धेन्दुलाञ्छितम् <text:span text:style-name="T16">॥३५॥</text:span><text:line-break/>स्पर्शमात्रं शब्दमात्रैः संहरेद्ध्यानयोगतः <text:span text:style-name="T16">।</text:span><text:line-break/><text:span text:style-name="T14">ॐ ह्रूं</text:span> हः फट् ह्रूं शब्दतन्मात्रं संहरामि नमः <text:span text:style-name="T16">॥३६॥</text:span><text:line-break/>एकोद्घातेन चा<text:span text:style-name="T17">ऽऽ</text:span>काशं शुद्धस्फटिकसन्निभम् । <text:line-break/>नासापुटशिखान्तस्थमाकाशमुपसंहरेत् ॥<text:span text:style-name="T16">३७॥</text:span><text:line-break/>शोषणाद्यै<text:span text:style-name="T17">र्दे</text:span>हशुद्धिं कुर्यादेवं क्रमात्ततः । <text:line-break/>शुष्कं कलेवरं ध्यायेत्पादाद्यञ्च शिखान्तकम् ॥<text:span text:style-name="T16">३८॥</text:span><text:line-break/>यं <text:span text:style-name="T17">बी</text:span>जेन वं <text:span text:style-name="T17">बी</text:span>जेन ज्वालामालासमायुतम् । <text:line-break/>देहं रमित्यनेनैव ब्रह्मरन्ध्राद्विनिर्गतम् ॥<text:span text:style-name="T16">३९॥</text:span><text:line-break/><text:span text:style-name="T17">बि</text:span>न्दु<text:span text:style-name="T17">ं ध्या</text:span>त्वा चामृतस्य तेन भस्मकलेवरम् । <text:line-break/>सम्प्लावयेल्लमित्यस्मा<text:span text:style-name="T17">द्</text:span>देहं सम्पाद्य दिव्यकम् ॥<text:span text:style-name="T16">४०॥</text:span><text:line-break/>न्यासं कृत्वा करे देहे मानसं यागमाचरेत् । <text:line-break/>विष्णुं साङ्गं हृदि पद्मे मानसैः कुसुमादिभिः ॥<text:span text:style-name="T16">४१॥</text:span><text:line-break/><text:soft-page-break/>मूलमन्त्रेण देवेश<text:span text:style-name="T17">ं प्रार्च</text:span>येद्भुक्तिमुक्तिदम् ।<text:line-break/>स्वागतं देवदेवेश सन्निधौ भव केशव ॥<text:span text:style-name="T18">४२॥</text:span><text:line-break/>गृहाण मानसीं पूजां यथार्थं <text:s/>परिभाविताम् ।<text:line-break/>आधारशक्तिः कूर्म<text:span text:style-name="T17">ोऽ</text:span>थ पूज्यो<text:span text:style-name="T17">ऽ</text:span>नन्तो मही ततः ॥<text:span text:style-name="T18">४३॥</text:span><text:line-break/>मध्ये<text:span text:style-name="T17">ऽ</text:span>ग्न्यादौ च धर्माद्या अधर्मा<text:span text:style-name="T17">द्याश्च </text:span>मुख्यग<text:span text:style-name="T17">ाः</text:span> <text:s/>।</text:p>
      <text:p text:style-name="P4"><text:span text:style-name="T19">सत्त्वादिमध्ये पद्मञ्च मायाविद्याख्यतत्त्वके ॥</text:span><text:span text:style-name="T20">४४॥</text:span><text:span text:style-name="T19"><text:line-break/>कालतत्त्वञ्च सूर्यादिमण्डलं पक्षिराजकः । <text:line-break/>मध्ये ततश्च वायव्यादीशान्ता गुरुपङ्क्तिकाः ॥</text:span><text:span text:style-name="T20">४५॥</text:span><text:span text:style-name="T19"><text:line-break/>गणः सरस्वती पूज्या <text:s/>नारदो नलकू</text:span><text:span text:style-name="T21">ब</text:span><text:span text:style-name="T19">रः । <text:line-break/>गुरुर्गुर</text:span><text:span text:style-name="T21">ोः </text:span><text:span text:style-name="T19">पादुका च परो गुरुश्च पादुका ॥</text:span><text:span text:style-name="T20">४६॥</text:span><text:span text:style-name="T19"><text:line-break/>पूर्वसिद्धाः परसिद्धाः के</text:span><text:span text:style-name="T21">स</text:span><text:span text:style-name="T19">रेषु च शक्तयः । <text:line-break/>लक्ष्मी सरस्वती प्रीतिः की</text:span><text:span text:style-name="T21">र्तिः</text:span><text:span text:style-name="T19"> शान्तिश्च कान्तिका ॥</text:span><text:span text:style-name="T20">४७॥</text:span><text:span text:style-name="T19"><text:line-break/>पुष्टिस्तुष्टि</text:span><text:span text:style-name="T22">र्म</text:span><text:span text:style-name="T19">हेन्द्राद्या मध्ये चा</text:span><text:span text:style-name="T22">ऽऽवा</text:span><text:span text:style-name="T19">हितो हरिः ।<text:line-break/>धृतिः श्रीरतिकान्त्याद्या मूलेन स्थापितोऽच्युतः ॥</text:span><text:span text:style-name="T20">४८॥</text:span><text:span text:style-name="T19"><text:line-break/></text:span><text:span text:style-name="T23">ॐ</text:span><text:span text:style-name="T19"> अभिमुखो भवेति प्रार्थ्य </text:span><text:span text:style-name="T22">प्रच्यां </text:span><text:span text:style-name="T19">सन्निहितो भव ।<text:line-break/>विन्यस्यार्घ्यादिकं द</text:span><text:span text:style-name="T22">त्</text:span><text:span text:style-name="T19">त्वा गन्धाद्यैर्मूलतो यजेत् ॥</text:span><text:span text:style-name="T20">४९॥</text:span><text:span text:style-name="T19"><text:line-break/></text:span><text:span text:style-name="T22">ॐ</text:span><text:span text:style-name="T19"> भीषय भीषय हृ</text:span><text:span text:style-name="T22">च्छि</text:span><text:span text:style-name="T19">रस्त्रासय वै </text:span><text:span text:style-name="T22">नमः</text:span><text:span text:style-name="T19"> ।<text:line-break/>म</text:span><text:span text:style-name="T22">र्द</text:span><text:span text:style-name="T19">य म</text:span><text:span text:style-name="T22">र्द</text:span><text:span text:style-name="T19">य शिखा</text:span><text:span text:style-name="T22">म</text:span><text:span text:style-name="T19">ग्न्यादौ </text:span><text:span text:style-name="T22">क्रम</text:span><text:span text:style-name="T19">तो</text:span><text:span text:style-name="T22">ऽ</text:span><text:span text:style-name="T19">स्त्रक</text:span><text:span text:style-name="T22">म्</text:span><text:span text:style-name="T19"> ॥</text:span><text:span text:style-name="T20">५०॥</text:span><text:span text:style-name="T19"><text:line-break/>रक्ष रक्ष प्रध्वंसय प्रध्वंसय कवचाय <text:s/>नमस्ततः । <text:line-break/> ह्रूं <text:s/>फट् अस्त्राय नमो मूलवीजेन चाङ्गक</text:span><text:span text:style-name="T22">म्</text:span><text:span text:style-name="T19"> ॥</text:span><text:span text:style-name="T20">५१॥</text:span><text:span text:style-name="T19"><text:line-break/>पू</text:span><text:span text:style-name="T22">र्व</text:span><text:span text:style-name="T19">दक्षाप्यसौम्येषु मू</text:span><text:span text:style-name="T22">र्त्या</text:span><text:span text:style-name="T19">वरणम</text:span><text:span text:style-name="T22">र्च</text:span><text:span text:style-name="T19">येत् ।<text:line-break/>वासुदेवः सङ्कर्षणः प्रद्युम्नश्चानिरुद्धकः ॥</text:span><text:span text:style-name="T20">५२॥</text:span><text:span text:style-name="T19"><text:line-break/>अग्न्यादौ श्री</text:span><text:span text:style-name="T22">रति</text:span><text:span text:style-name="T19">धृतिकान्तयो मू</text:span><text:span text:style-name="T22">र्त</text:span><text:span text:style-name="T19">यो हरेः । <text:line-break/></text:span><text:soft-page-break/><text:span text:style-name="T19">शङ्ख</text:span><text:span text:style-name="T22">ं </text:span><text:span text:style-name="T19">चक्र</text:span><text:span text:style-name="T22">ं </text:span><text:span text:style-name="T19">गदा</text:span><text:span text:style-name="T22">ं </text:span><text:span text:style-name="T19">पद्ममग्न्यादौ पू</text:span><text:span text:style-name="T22">र्व</text:span><text:span text:style-name="T19">कादिक</text:span><text:span text:style-name="T22">म्</text:span><text:span text:style-name="T19"> ॥</text:span><text:span text:style-name="T20">५३॥</text:span><text:span text:style-name="T19"><text:line-break/>शार्ङ्गञ्च मु</text:span><text:span text:style-name="T22">स</text:span><text:span text:style-name="T19">लं खड्गं वनमालाञ्च त</text:span><text:span text:style-name="T22">द्ब</text:span><text:span text:style-name="T19">हिः । <text:line-break/>इन्द्राद्या</text:span><text:span text:style-name="T22">ं</text:span><text:span text:style-name="T19">श्च त</text:span><text:span text:style-name="T22">थाऽ</text:span><text:span text:style-name="T19">नन्त</text:span><text:span text:style-name="T22">ं</text:span><text:span text:style-name="T19"> नैरृत्यां वरुण</text:span><text:span text:style-name="T24">ं त</text:span><text:span text:style-name="T19">तः ॥</text:span><text:span text:style-name="T20">५४॥</text:span><text:span text:style-name="T19"><text:line-break/>ब्रह्मेन्द्रेशानयोर्मध्ये अस्त्रावरणकं </text:span><text:span text:style-name="T24">ब</text:span><text:span text:style-name="T19">हिः ।<text:line-break/>ऐरावतस्ततश्छागो महिषो</text:span><text:span text:style-name="T24">ऽथ</text:span><text:span text:style-name="T19"> </text:span><text:span text:style-name="T19"><text:note text:id="ftn319" text:note-class="footnote"><text:note-citation>10</text:note-citation><text:note-body><text:p text:style-name="P9">नगेशयः</text:p></text:note-body></text:note></text:span><text:span text:style-name="T19">वानरो </text:span><text:span text:style-name="T24">भ</text:span><text:span text:style-name="T19">षः ॥</text:span><text:span text:style-name="T20">५५॥</text:span></text:p>
      <text:p text:style-name="P1">मृगः शशोऽथ वृषभः कू<text:span text:style-name="T1">र्मो</text:span> हंसस्ततो <text:span text:style-name="T1">ब</text:span>हिः । <text:line-break/>पृश्निगर्भः कुमुदाद्या द्वारपाला द्वयं द्वय<text:span text:style-name="T1">म्</text:span> ॥<text:span text:style-name="T18">५६॥</text:span><text:line-break/>पू<text:span text:style-name="T1">र्वा</text:span>द्युत्तरद्वारान्तं हरिं नत्वा बलिं <text:span text:style-name="T1">ब</text:span>हिः ।<text:line-break/>विष्णुपार्षदेभ्यो नमो बलिपीठे बलिं ददेत् ॥<text:span text:style-name="T18">५७॥</text:span><text:line-break/>विश्वाय विश्वक्सेनात्मने ईशानके यजेत् । <text:line-break/>देवस्य दक्षिणे हस्ते रक्षासूत्रञ्च बन्धयेत् ॥<text:span text:style-name="T18">५८॥</text:span><text:line-break/>संवत्सरकृतार्चायाः सम्पूर्णफलदायिने । <text:line-break/>पवित्रारोहणायेदं कौतुकं धारय <text:span text:style-name="T1">ॐ</text:span> नमः ॥<text:span text:style-name="T18">५९॥</text:span><text:line-break/>उपवासादिनियमं कुर्या<text:span text:style-name="T1">द्वै</text:span> देवसन्निधौ । <text:line-break/>उपवास<text:span text:style-name="T1">ेन </text:span>नियतो देवं सन्तोषयाम्यहम् ॥<text:span text:style-name="T18">६०॥</text:span><text:line-break/>कामक्रोधादयः सर्वे मा मे तिष्ठन्तु सर्वथा ।<text:line-break/>अद्यप्रभृति देवेश यावद्वैशेषिकं दिनम् ॥<text:span text:style-name="T18">६१॥</text:span><text:line-break/>यजमानो ह्यशक्तश्चेत्कुर्यान्नक्तादिकं व्रती । <text:line-break/>हुत्वा विसर्जयेत्स्तुत्वा श्रीकर<text:span text:style-name="T1">ं नि</text:span>त्यपूजनम् ॥<text:span text:style-name="T18">६२॥</text:span><text:line-break/><text:span text:style-name="T1">ॐ</text:span> ह्रीं <text:s/>श्रीं श्रीधराय त्रैलोक्यमोहनाय नमः ॥<text:span text:style-name="T18">६३॥</text:span> </text:p>
      <text:p text:style-name="P1">इत्यादिमहापुराणे आग्नेये पवित्रारोहण<text:span text:style-name="T1">कथनं</text:span> नाम त्रयस्त्रिंशो<text:span text:style-name="T1">ऽ</text:span>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19:42.501444231</meta:creation-date>
    <dc:date>2017-04-19T16:21:20.314607709</dc:date>
    <meta:editing-duration>PT1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0" meta:word-count="730" meta:character-count="3312" meta:non-whitespace-character-count="2519"/>
  </office:meta>
</office:document-meta>
</file>